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7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505050" style:font-name="Symbol" fo:font-size="10pt" style:font-name-asian="Symbol" style:font-size-asian="10pt" style:font-name-complex="Symbol" style:font-size-complex="10pt"/>
    </style:style>
    <style:style style:name="T3" style:family="text">
      <style:text-properties fo:color="#505050" style:font-name="ArialMT" fo:font-size="10pt" style:font-name-asian="ArialMT" style:font-size-asian="10pt" style:font-name-complex="ArialMT" style:font-size-complex="10pt"/>
    </style:style>
    <style:style style:name="T4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5" style:family="text">
      <style:text-properties fo:color="#505050" style:font-name="Symbol" fo:font-size="10pt" fo:language="en" fo:country="US" style:font-name-asian="Symbol" style:font-size-asian="10pt" style:language-asian="en" style:country-asian="US" style:font-name-complex="Symbol" style:font-size-complex="10pt" style:language-complex="en" style:country-complex="US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9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>
            <text:p><text:span text:style-name="T1">logicky ekvivalentní vyrok … (p </text:span><text:span text:style-name="T2">⇒ </text:span><text:span text:style-name="T1">(q </text:span><text:span text:style-name="T2">⇒ </text:span><text:span text:style-name="T1">r)) </text:span><text:span text:style-name="T2">⇔ </text:span><text:span text:style-name="T1">((p </text:span><text:span text:style-name="T2">∧ </text:span><text:span text:style-name="T1">q) </text:span><text:span text:style-name="T2">⇒ </text:span><text:span text:style-name="T3">r)</text:span>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5" office:value-type="string">
            <text:p>q</text:p>
          </table:table-cell>
          <table:table-cell table:style-name="ce8" office:value-type="string">
            <text:p>r</text:p>
          </table:table-cell>
          <table:table-cell table:style-name="ce5" office:value-type="string">
            <text:p><text:span text:style-name="T1">(q </text:span><text:span text:style-name="T2">⇒ </text:span><text:span text:style-name="T1">r)</text:span></text:p>
          </table:table-cell>
          <table:table-cell table:style-name="ce11" office:value-type="string">
            <text:p><text:span text:style-name="T4">(p </text:span><text:span text:style-name="T5">⇒ </text:span><text:span text:style-name="T4">(q </text:span><text:span text:style-name="T5">⇒ </text:span><text:span text:style-name="T4">r))</text:span></text:p>
          </table:table-cell>
          <table:table-cell table:style-name="ce5" office:value-type="string">
            <text:p><text:span text:style-name="T1">(p </text:span><text:span text:style-name="T2">∧ </text:span><text:span text:style-name="T1">q)</text:span></text:p>
          </table:table-cell>
          <table:table-cell table:style-name="ce14" office:value-type="string">
            <text:p><text:span text:style-name="T1">((p </text:span><text:span text:style-name="T2">∧ </text:span><text:span text:style-name="T1">q) </text:span><text:span text:style-name="T2">⇒ </text:span><text:span text:style-name="T3">r)</text:span>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1">
            <text:p>1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.12.2010</text:date>, <text:time>12:06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29T11:52:47.32</meta:creation-date>
    <dc:date>2010-12-29T12:06:51.40</dc:date>
    <meta:editing-duration>PT00H14M07S</meta:editing-duration>
    <meta:editing-cycles>1</meta:editing-cycles>
    <meta:document-statistic meta:table-count="3" meta:cell-count="64" meta:object-count="0"/>
    <meta:generator>OpenOffice.org/3.1$Win32 OpenOffice.org_project/310m19$Build-9420</meta:generator>
  </office:meta>
</office:document-meta>
</file>